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92c2a"/>
    </style:style>
    <style:style style:name="P2" style:family="paragraph" style:parent-style-name="Standard">
      <style:text-properties officeooo:rsid="00092c2a" officeooo:paragraph-rsid="00092c2a"/>
    </style:style>
    <style:style style:name="P3" style:family="paragraph" style:parent-style-name="Standard">
      <style:text-properties officeooo:rsid="00093d83" officeooo:paragraph-rsid="00093d83"/>
    </style:style>
    <style:style style:name="T1" style:family="text">
      <style:text-properties officeooo:rsid="00092c2a"/>
    </style:style>
    <style:style style:name="T2" style:family="text">
      <style:text-properties officeooo:rsid="00093d83"/>
    </style:style>
    <style:style style:name="T3" style:family="text">
      <style:text-properties officeooo:rsid="000a9c6a"/>
    </style:style>
    <style:style style:name="T4" style:family="text">
      <style:text-properties officeooo:rsid="000c4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roject rehabilitated water networks, water infrastructure and pumping stations in areas of origin, as w</text:span><text:span text:style-name="T4">e</text:span><text:span text:style-name="T1">ll as garbage collection and the distribution of water filters for providing clean drinking water. </text:span></text:p>
      <text:p text:style-name="P2">Furthermore, <text:span text:style-name="T2">in Essean and Chameshko camps,</text:span> the bath and la<text:span text:style-name="T2">trine drain pipes were separated and the toilets where raised to prevent the water from the bath filling in the septic tanks. A cleaning campaign was also carried out in Chameshko camp. </text:span></text:p>
      <text:p text:style-name="P3">GBV survivors and people in extreme need were supported with multi-purpose cash assistance, and dignity kits were distributed to adolescent and reproductive age girls and wome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4:05:27.459269053</meta:creation-date>
    <dc:date>2022-01-25T08:51:21.327206865</dc:date>
    <meta:editing-duration>PT8M</meta:editing-duration>
    <meta:editing-cycles>3</meta:editing-cycles>
    <meta:generator>LibreOffice/7.2.4.1$Linux_X86_64 LibreOffice_project/27d75539669ac387bb498e35313b970b7fe9c4f9</meta:generator>
    <meta:print-date>2022-01-25T08:44:51.700235326</meta:print-date>
    <meta:document-statistic meta:table-count="0" meta:image-count="0" meta:object-count="0" meta:page-count="1" meta:paragraph-count="3" meta:word-count="97" meta:character-count="631" meta:non-whitespace-character-count="534"/>
  </office:meta>
</office:document-meta>
</file>